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officeooo:rsid="00121803" officeooo:paragraph-rsid="00121803"/>
    </style:style>
    <style:style style:name="P2" style:family="paragraph" style:parent-style-name="Standard">
      <style:paragraph-properties fo:text-align="center" style:justify-single-word="false"/>
      <style:text-properties style:font-name="Times New Roman" fo:font-style="italic" officeooo:rsid="00121803" officeooo:paragraph-rsid="00121803" style:font-style-asian="italic" style:font-style-complex="italic"/>
    </style:style>
    <style:style style:name="P3" style:family="paragraph" style:parent-style-name="Standard">
      <style:paragraph-properties fo:text-align="center" style:justify-single-word="false"/>
      <style:text-properties style:font-name="Times New Roman" fo:font-style="normal" officeooo:rsid="00121803" officeooo:paragraph-rsid="00121803" style:font-style-asian="normal" style:font-style-complex="normal"/>
    </style:style>
    <style:style style:name="P4" style:family="paragraph" style:parent-style-name="Standard">
      <style:paragraph-properties fo:text-align="start" style:justify-single-word="false"/>
      <style:text-properties style:font-name="Times New Roman" fo:font-style="normal" officeooo:rsid="00135d75" officeooo:paragraph-rsid="00121803" style:font-style-asian="normal" style:font-style-complex="normal"/>
    </style:style>
    <style:style style:name="P5" style:family="paragraph" style:parent-style-name="Standard">
      <style:paragraph-properties fo:text-align="start" style:justify-single-word="false"/>
      <style:text-properties style:font-name="Times New Roman" fo:font-style="normal" officeooo:rsid="00135d75" officeooo:paragraph-rsid="00135d75" style:font-style-asian="normal" style:font-style-complex="normal"/>
    </style:style>
    <style:style style:name="P6" style:family="paragraph" style:parent-style-name="Standard">
      <style:paragraph-properties fo:text-align="start" style:justify-single-word="false"/>
      <style:text-properties officeooo:paragraph-rsid="00135d75"/>
    </style:style>
    <style:style style:name="P7" style:family="paragraph" style:parent-style-name="Standard">
      <style:paragraph-properties fo:text-align="start" style:justify-single-word="false"/>
      <style:text-properties style:font-name="Times New Roman" fo:font-style="normal" officeooo:rsid="001a1002" officeooo:paragraph-rsid="001731c6" style:font-style-asian="normal" style:font-style-complex="normal"/>
    </style:style>
    <style:style style:name="P8" style:family="paragraph" style:parent-style-name="Standard">
      <style:paragraph-properties fo:text-align="start" style:justify-single-word="false"/>
      <style:text-properties style:font-name="Times New Roman" fo:font-style="italic" officeooo:rsid="00121803" officeooo:paragraph-rsid="001731c6" style:font-style-asian="italic" style:font-style-complex="italic"/>
    </style:style>
    <style:style style:name="P9" style:family="paragraph" style:parent-style-name="Standard">
      <style:paragraph-properties fo:text-align="start" style:justify-single-word="false"/>
      <style:text-properties style:font-name="Times New Roman" fo:font-style="italic" officeooo:rsid="001ca97d" officeooo:paragraph-rsid="001ca97d" style:font-style-asian="italic" style:font-style-complex="italic"/>
    </style:style>
    <style:style style:name="T1" style:family="text">
      <style:text-properties fo:font-style="normal" style:font-style-asian="normal" style:font-style-complex="normal"/>
    </style:style>
    <style:style style:name="T2" style:family="text">
      <style:text-properties fo:font-style="normal" officeooo:rsid="0015e3af" style:font-style-asian="normal" style:font-style-complex="normal"/>
    </style:style>
    <style:style style:name="T3" style:family="text">
      <style:text-properties fo:font-style="normal" officeooo:rsid="001731c6" style:font-style-asian="normal" style:font-style-complex="normal"/>
    </style:style>
    <style:style style:name="T4" style:family="text">
      <style:text-properties fo:font-style="normal" officeooo:rsid="00184ebb" style:font-style-asian="normal" style:font-style-complex="normal"/>
    </style:style>
    <style:style style:name="T5" style:family="text">
      <style:text-properties fo:font-style="normal" officeooo:rsid="0018b817" style:font-style-asian="normal" style:font-style-complex="normal"/>
    </style:style>
    <style:style style:name="T6" style:family="text">
      <style:text-properties fo:font-style="normal" officeooo:rsid="001a1002" style:font-style-asian="normal" style:font-style-complex="normal"/>
    </style:style>
    <style:style style:name="T7" style:family="text">
      <style:text-properties style:text-position="33% 80%"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Tut-100-17</text:p>
      <text:p text:style-name="P1">Paul Hutchison</text:p>
      <text:p text:style-name="P1">10/22/2016</text:p>
      <text:p text:style-name="P1"/>
      <text:p text:style-name="P2">Liberal Arts and Me</text:p>
      <text:p text:style-name="P3"/>
      <text:p text:style-name="P8"><text:span text:style-name="T1"><text:tab/></text:span><text:span text:style-name="T3">The common image of a liberal arts education depicts a broad range of topics and disciplines being studied so that a student will have </text:span><text:span text:style-name="T2">adequate basic knowledge </text:span><text:span text:style-name="T3">in these topics. The traditional liberal arts curriculum requires that all students have a minimum amount of education in all topics while at such an institution. However, this traditional model fails because it ignores past experience and education of students in various disciplines, and students often find themselves standing in the same place that they have already been standing in. </text:span><text:span text:style-name="T5">This prevents </text:span><text:span text:style-name="T3">moving ones education forward, and the idea that there are things that all people must learn at the same time is flawed </text:span><text:span text:style-name="T5">because some people may already be very well educated in certain things. </text:span><text:span text:style-name="T3">This is where schools like Grinnell College succeed where most others fail. Grinnell’s open curriculum not only accounts for past experience, but allows a student create a liberal arts education based on their own interests and passions. I know from </text:span><text:span text:style-name="T5">personal </text:span><text:span text:style-name="T3">experience that the things that we want to do, the kinds of things we willingly and gladly sacrifice large amounts of time for and not because someone told us to do them, often lead one to a road previously not considered. This is how a liberal arts education should be. Not an institution or set of rules telling a student what they need to know, but a journey of self discovery that leads us to many different disciplines and places. An aspiring biologist may find through digging deep into research about mosquitoes the effects of different levels of economic development on mosquito borne diseases, which may lead to questioning how certain countries end up with current economic conditions, and now our aspiring biologist is completely out of their depth but they are on a search for knowledge not handed down as an assignment, but discovered and pursued by way of curiosity. </text:span><text:span text:style-name="T5">However, there is actual merit to such a situation. Looking at the same topic through a different lens or through several seemingly unrelated lenses at the same time can sometimes reveal things, potentially groundbreaking, previously unknown</text:span><text:span text:style-name="T3">. </text:span><text:span text:style-name="T4">I will admit, sometimes such a journey can require a little bit of encouragement, but that caveat does not give merit to spreading oneself so thing over so many academic pursuits that in the end nothing is learned except what a colossal wast</text:span><text:span text:style-name="T5">e</text:span><text:span text:style-name="T4"> of time it all was. It is impossible for any successful person to isolate themselves to one discipline in modern society, but it is also impossible for any one person to be a true expert in everything, so collaboration is necessary. This is true in business, in personal relationships, in entertainment, in fighting, and it is why humanity is the most successful species on the planet. Our ability to communicate and collaborate, bringing our different perspectives to a problem makes it much easier to solve. Why should this not be applied to formal education? If a person is to be successful, they are not going to do it alone. The unfortunate truth in academia is that the opposite occurs. Rarely does an economist read the latest research in biology or physics, and vice versa. Granted, it would be difficult if that economist doesn't know anything about biology or physics, which is why it is important to be educated in such things. </text:span><text:span text:style-name="T5">But the economist who does understand these things understands them because he wanted to understand them, not because he was told to learn about them, but because he saw the value of having a diverse toolkit, or perhaps his research led him to the biological field, and he spent the next few moths or years educating himself about such things. Now if the goal of an institution is to catalyze such experiences, wouldn’t collaboration between students from different backgrounds be a true liberal arts education? Not forcing students to take so many classes in this topic and limit how many credits count in this field, but rather to put them at the forefront of human progress by allowing them to pursue education in problems that interest them, which are probably novel and such an interdisciplinary approach would be unheard of. A student does not even have to take history classes to learn about history, while it may help but only if they really </text:span><text:soft-page-break/><text:span text:style-name="T5">want to be in that class, because history is really the study of past knowledge and events based on the things we learn about ourselves and the world everyday. </text:span><text:span text:style-name="T6">I see myself at an institution like Grinnell, and I see a clear path. I have options. I am learning about myself everyday, more than I am learning about biology or math or Spanish. My personal way of thinking about things is that there are practical skills, like speaking second language and knowing how to build basically anything, and there are less practical, but potentially more useful skills, like knowing how to calculate this parameter, or what happened on this day so many years ago.</text:span></text:p>
      <text:p text:style-name="P8"><text:span text:style-name="T6"/></text:p>
      <text:p text:style-name="P9"><text:span text:style-name="T6">P</text:span><text:span text:style-name="T1">aul, I wrote this on a day where I didn’t eat breakfast or lunch, so it may be a little lucid, but I just don’t have time to rewrite it today. I can get you something more clear on Thursday afternoon or Friday morning.</text:span></text:p>
      <text:p text:style-name="P7"/>
      <text:p text:style-name="P4"/>
      <text:p text:style-name="P5">References:</text:p>
      <text:p text:style-name="P5"/>
      <text:p text:style-name="P6"><text:span text:style-name="T1">Education in the Liberal Arts - Grinnell College - Acalog ACMS</text:span><text:span text:style-name="T7">TM</text:span><text:span text:style-name="T1">. (n.d.). Retrieved October 22,<text:tab/>2016, from http://catalog.grinnell.edu/content.php?catoid=16&amp;navoid=3312</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2T16:43:52.529740000</meta:creation-date>
    <dc:date>2016-10-26T11:09:21.117224000</dc:date>
    <meta:editing-duration>PT3H46M46S</meta:editing-duration>
    <meta:editing-cycles>7</meta:editing-cycles>
    <meta:generator>LibreOffice/5.2.2.2$MacOSX_X86_64 LibreOffice_project/8f96e87c890bf8fa77463cd4b640a2312823f3ad</meta:generator>
    <meta:document-statistic meta:table-count="0" meta:image-count="0" meta:object-count="0" meta:page-count="2" meta:paragraph-count="9" meta:word-count="905" meta:character-count="5391" meta:non-whitespace-character-count="4494"/>
  </office:meta>
</office:document-meta>
</file>